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db59e" officeooo:paragraph-rsid="000db59e"/>
    </style:style>
    <style:style style:name="P2" style:family="paragraph" style:parent-style-name="Standard">
      <style:text-properties officeooo:rsid="000fec02" officeooo:paragraph-rsid="000fec02"/>
    </style:style>
    <style:style style:name="P3" style:family="paragraph" style:parent-style-name="Standard">
      <style:text-properties officeooo:rsid="000fec02" officeooo:paragraph-rsid="000fec02"/>
    </style:style>
    <style:style style:name="P4" style:family="paragraph" style:parent-style-name="Standard">
      <style:text-properties officeooo:rsid="000fec02" officeooo:paragraph-rsid="003569ac"/>
    </style:style>
    <style:style style:name="P5" style:family="paragraph" style:parent-style-name="Standard">
      <style:text-properties officeooo:rsid="00364c50" officeooo:paragraph-rsid="00364c50"/>
    </style:style>
    <style:style style:name="P6" style:family="paragraph" style:parent-style-name="Standard">
      <style:text-properties officeooo:rsid="003b7891" officeooo:paragraph-rsid="0040614b"/>
    </style:style>
    <style:style style:name="T1" style:family="text">
      <style:text-properties officeooo:rsid="0011da44"/>
    </style:style>
    <style:style style:name="T2" style:family="text">
      <style:text-properties officeooo:rsid="00380f44"/>
    </style:style>
    <style:style style:name="T3" style:family="text">
      <style:text-properties officeooo:rsid="0039f677"/>
    </style:style>
    <style:style style:name="T4" style:family="text">
      <style:text-properties officeooo:rsid="003bcd4a"/>
    </style:style>
    <style:style style:name="T5" style:family="text">
      <style:text-properties officeooo:rsid="003d192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M</text:p>
      <text:p text:style-name="P1"/>
      <text:p text:style-name="P1"/>
      <text:p text:style-name="P4">Avec la transformation numérique de ses activités, le Groupe a mis en place un dispositif permettant à ses colla<text:span text:style-name="T1">borateurs de se reconvertir vers les métiers du développement web. Grâce au partenariat de La Poste avec l’école Simplon, j’ai ainsi pu bénéficier de cette passerelle, ce qui m’a permis de découvrir les concepts du développement informatique et d’être intégré aux équipes de développeurs de la DSI Colissimo. Le format de la formation m’a donné l’occasion de m’acculturer aux méthodes de travail en vigueur à la DSI, axées notamment sur les méthodes agiles et le travail collaboratif. </text:span></text:p>
      <text:p text:style-name="P4"/>
      <text:p text:style-name="P6">Dans le cadre de la formation Simplon <text:span text:style-name="T4">et afin de valider le titre de développeur web</text:span>, j’ai réalisé une application Web full stack ayant pour thème un centre de fitness. <text:span text:style-name="T5">J’ai tiré profit de mon statut de stagiare à la DSI pour aller interroger les Product Owner et bénéficier de leurs conseils pour rédiger dls spécifications fonctionnelles de mon application. Je me suis également appuyé sur l’expertise technique des consultants en ce qui concerne les parties conception et développement. M’inspirant du concept d’un sprint, je me suis fixé des objectifs de réalisation sur un intervalle de deux semaines. Du fait que le rythme de la formation alternait les périodes de deux semaines à l’école deux semaines en entreprise, <text:s/>j’ai pu implémenter des ébauches de fonctionnalités qui ont été opérationnelles dès la première itération et que j’ai par la suite améliorées au fur et à mesure que mes compétences techniques s’élargissaient. <text:s/></text:span></text:p>
      <text:p text:style-name="P4"/>
      <text:p text:style-name="P5">Tout au long de mes treize <text:span text:style-name="T2">premières </text:span>années au sein du Groupe La Poste, j’ai toujours eu à cœur de m’impliquer dans les missions qui m’ont été confiées <text:span text:style-name="T2">avec le sens du service et de l’excellence pour satisfaire les clients, et avec l’esprit d’entraide</text:span> <text:span text:style-name="T3">et d’échange pour être force de proposition</text:span> <text:span text:style-name="T3">et point d’ancrage au sein des équipes pour lesquelles j’ai collaboré. En tant que facteur qualité, j’ai été tuteur d’un facteur apprenti et j’ai joué un rôle actif dans la supervision et le pilotage d’un projet de réorganisation de mon centre de distribution. En tant que pilote de production, j’ai été élu meilleur BIP à la PIC de WISSOUS dans le cadre de la mise en œuvre d’une gestion optimisée du Tour Terrain.</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2T11:11:05.646141272</meta:creation-date>
    <dc:date>2019-06-12T23:17:48.493487878</dc:date>
    <meta:editing-duration>PT3H36M29S</meta:editing-duration>
    <meta:editing-cycles>24</meta:editing-cycles>
    <meta:generator>LibreOffice/6.0.7.3$Linux_X86_64 LibreOffice_project/00m0$Build-3</meta:generator>
    <meta:document-statistic meta:table-count="0" meta:image-count="0" meta:object-count="0" meta:page-count="1" meta:paragraph-count="4" meta:word-count="370" meta:character-count="2245" meta:non-whitespace-character-count="1875"/>
  </office:meta>
</office:document-meta>
</file>